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 ARTI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DESTORNILLADOR</text:p>
          </table:table-cell>
          <table:table-cell office:value-type="float" office:value="988" table:style-name="ce1">
            <text:p>988</text:p>
          </table:table-cell>
          <table:table-cell office:value-type="date" office:date-value="2000-03-23T00:00:00" table:style-name="ce2">
            <text:p>3/23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ZAPATOS</text:p>
          </table:table-cell>
          <table:table-cell office:value-type="float" office:value="34343" table:style-name="ce1">
            <text:p>34343</text:p>
          </table:table-cell>
          <table:table-cell office:value-type="date" office:date-value="2000-03-24T00:00:00" table:style-name="ce2">
            <text:p>3/2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MUNECA</text:p>
          </table:table-cell>
          <table:table-cell office:value-type="float" office:value="4344" table:style-name="ce1">
            <text:p>4344</text:p>
          </table:table-cell>
          <table:table-cell office:value-type="date" office:date-value="2000-03-25T00:00:00" table:style-name="ce2">
            <text:p>3/25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GUANTILLAS</text:p>
          </table:table-cell>
          <table:table-cell office:value-type="float" office:value="34334" table:style-name="ce1">
            <text:p>34334</text:p>
          </table:table-cell>
          <table:table-cell office:value-type="date" office:date-value="2000-03-26T00:00:00" table:style-name="ce2">
            <text:p>3/26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PANAM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CIERRA</text:p>
          </table:table-cell>
          <table:table-cell office:value-type="float" office:value="655" table:style-name="ce1">
            <text:p>655</text:p>
          </table:table-cell>
          <table:table-cell office:value-type="date" office:date-value="2000-03-27T00:00:00" table:style-name="ce2">
            <text:p>3/27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OLOMB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T-SHIRT</text:p>
          </table:table-cell>
          <table:table-cell office:value-type="float" office:value="767676" table:style-name="ce1">
            <text:p>767676</text:p>
          </table:table-cell>
          <table:table-cell office:value-type="date" office:date-value="2000-03-28T00:00:00" table:style-name="ce2">
            <text:p>3/28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CARRO</text:p>
          </table:table-cell>
          <table:table-cell office:value-type="float" office:value="4334" table:style-name="ce1">
            <text:p>4334</text:p>
          </table:table-cell>
          <table:table-cell office:value-type="date" office:date-value="2000-03-29T00:00:00" table:style-name="ce2">
            <text:p>3/2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TE</text:p>
          </table:table-cell>
          <table:table-cell office:value-type="float" office:value="7667" table:style-name="ce1">
            <text:p>7667</text:p>
          </table:table-cell>
          <table:table-cell office:value-type="date" office:date-value="2000-03-30T00:00:00" table:style-name="ce2">
            <text:p>3/30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MARTILLO</text:p>
          </table:table-cell>
          <table:table-cell office:value-type="float" office:value="23232" table:style-name="ce1">
            <text:p>23232</text:p>
          </table:table-cell>
          <table:table-cell office:value-type="date" office:date-value="2000-03-31T00:00:00" table:style-name="ce2">
            <text:p>3/3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PANAM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PANTALON</text:p>
          </table:table-cell>
          <table:table-cell office:value-type="float" office:value="556" table:style-name="ce1">
            <text:p>556</text:p>
          </table:table-cell>
          <table:table-cell office:value-type="date" office:date-value="2000-04-01T00:00:00" table:style-name="ce2">
            <text:p>4/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OLOMB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AVION</text:p>
          </table:table-cell>
          <table:table-cell office:value-type="float" office:value="232" table:style-name="ce1">
            <text:p>232</text:p>
          </table:table-cell>
          <table:table-cell office:value-type="date" office:date-value="2000-04-02T00:00:00" table:style-name="ce2">
            <text:p>4/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SCOTIN</text:p>
          </table:table-cell>
          <table:table-cell office:value-type="float" office:value="988" table:style-name="ce1">
            <text:p>988</text:p>
          </table:table-cell>
          <table:table-cell office:value-type="date" office:date-value="2000-04-03T00:00:00" table:style-name="ce2">
            <text:p>4/3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DESTORNILLADOR</text:p>
          </table:table-cell>
          <table:table-cell office:value-type="float" office:value="4554" table:style-name="ce1">
            <text:p>4554</text:p>
          </table:table-cell>
          <table:table-cell office:value-type="date" office:date-value="2000-04-04T00:00:00" table:style-name="ce2">
            <text:p>4/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ZAPATOS</text:p>
          </table:table-cell>
          <table:table-cell office:value-type="float" office:value="3232" table:style-name="ce1">
            <text:p>3232</text:p>
          </table:table-cell>
          <table:table-cell office:value-type="date" office:date-value="2000-04-05T00:00:00" table:style-name="ce2">
            <text:p>4/5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PANAM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MUNECA</text:p>
          </table:table-cell>
          <table:table-cell office:value-type="float" office:value="876" table:style-name="ce1">
            <text:p>876</text:p>
          </table:table-cell>
          <table:table-cell office:value-type="date" office:date-value="2000-04-06T00:00:00" table:style-name="ce2">
            <text:p>4/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OLOMB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GUANTILLAS</text:p>
          </table:table-cell>
          <table:table-cell office:value-type="float" office:value="5454" table:style-name="ce1">
            <text:p>5454</text:p>
          </table:table-cell>
          <table:table-cell office:value-type="date" office:date-value="2000-04-07T00:00:00" table:style-name="ce2">
            <text:p>4/7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CIERRA</text:p>
          </table:table-cell>
          <table:table-cell office:value-type="float" office:value="989898" table:style-name="ce1">
            <text:p>989898</text:p>
          </table:table-cell>
          <table:table-cell office:value-type="date" office:date-value="2000-04-08T00:00:00" table:style-name="ce2">
            <text:p>4/8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T-SHIRT</text:p>
          </table:table-cell>
          <table:table-cell office:value-type="float" office:value="23" table:style-name="ce1">
            <text:p>23</text:p>
          </table:table-cell>
          <table:table-cell office:value-type="date" office:date-value="2000-04-09T00:00:00" table:style-name="ce2">
            <text:p>4/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CARRO</text:p>
          </table:table-cell>
          <table:table-cell office:value-type="float" office:value="776" table:style-name="ce1">
            <text:p>776</text:p>
          </table:table-cell>
          <table:table-cell office:value-type="date" office:date-value="2000-04-10T00:00:00" table:style-name="ce2">
            <text:p>4/10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PANAM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TE</text:p>
          </table:table-cell>
          <table:table-cell office:value-type="float" office:value="443" table:style-name="ce1">
            <text:p>443</text:p>
          </table:table-cell>
          <table:table-cell office:value-type="date" office:date-value="2000-04-11T00:00:00" table:style-name="ce2">
            <text:p>4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OLOMB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MARTILLO</text:p>
          </table:table-cell>
          <table:table-cell office:value-type="float" office:value="2323" table:style-name="ce1">
            <text:p>2323</text:p>
          </table:table-cell>
          <table:table-cell office:value-type="date" office:date-value="2000-04-12T00:00:00" table:style-name="ce2">
            <text:p>4/1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PANTALON</text:p>
          </table:table-cell>
          <table:table-cell office:value-type="float" office:value="8787" table:style-name="ce1">
            <text:p>8787</text:p>
          </table:table-cell>
          <table:table-cell office:value-type="date" office:date-value="2000-04-13T00:00:00" table:style-name="ce2">
            <text:p>4/13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AVION</text:p>
          </table:table-cell>
          <table:table-cell office:value-type="float" office:value="5545" table:style-name="ce1">
            <text:p>5545</text:p>
          </table:table-cell>
          <table:table-cell office:value-type="date" office:date-value="2000-04-14T00:00:00" table:style-name="ce2">
            <text:p>4/1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SCOTIN</text:p>
          </table:table-cell>
          <table:table-cell office:value-type="float" office:value="23" table:style-name="ce1">
            <text:p>23</text:p>
          </table:table-cell>
          <table:table-cell office:value-type="date" office:date-value="2000-04-15T00:00:00" table:style-name="ce2">
            <text:p>4/15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PANAM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FERRETERIA</text:p>
          </table:table-cell>
          <table:table-cell office:value-type="string" table:style-name="ce1">
            <text:p>CUCHILLO</text:p>
          </table:table-cell>
          <table:table-cell office:value-type="float" office:value="665" table:style-name="ce1">
            <text:p>665</text:p>
          </table:table-cell>
          <table:table-cell office:value-type="date" office:date-value="2000-04-16T00:00:00" table:style-name="ce2">
            <text:p>4/1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OLOMB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ON</text:p>
          </table:table-cell>
          <table:table-cell office:value-type="string" table:style-name="ce1">
            <text:p>LICRA</text:p>
          </table:table-cell>
          <table:table-cell office:value-type="float" office:value="1213" table:style-name="ce1">
            <text:p>1213</text:p>
          </table:table-cell>
          <table:table-cell office:value-type="date" office:date-value="2000-04-17T00:00:00" table:style-name="ce2">
            <text:p>4/17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MEXI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JUGUETERIA</text:p>
          </table:table-cell>
          <table:table-cell office:value-type="string" table:style-name="ce1">
            <text:p>MUNECO</text:p>
          </table:table-cell>
          <table:table-cell office:value-type="float" office:value="656" table:style-name="ce1">
            <text:p>656</text:p>
          </table:table-cell>
          <table:table-cell office:value-type="date" office:date-value="2000-04-18T00:00:00" table:style-name="ce2">
            <text:p>4/18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DOMINICANCA</text:p>
          </table:table-cell>
          <table:table-cell table:number-columns-repeated="16377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-EliteBook</meta:initial-creator>
    <dc:creator>HP-EliteBook</dc:creator>
    <meta:creation-date>2018-07-11T18:29:54Z</meta:creation-date>
    <dc:date>2018-07-12T19:50:04Z</dc:date>
  </office:meta>
</office:document-meta>
</file>